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nthèse gesstion de projet</text:p>
      <text:p text:style-name="Standard"/>
      <text:list xml:id="list1969884563755359236" text:style-name="L1">
        <text:list-item>
          <text:p text:style-name="P1">Comment les choses ont évoluées</text:p>
        </text:list-item>
      </text:list>
      <text:p text:style-name="Standard">Le génie logiciel est apparu il y a 30 ans.</text:p>
      <text:p text:style-name="Standard">Il est né du fait que des bug logiciels ont eu des conséquences très coûteuses.</text:p>
      <text:p text:style-name="Standard">→ Conduire une réflexion préalable et globale au développement.</text:p>
      <text:p text:style-name="Standard">→ Mieux tenir compte des besoins des clients.</text:p>
      <text:p text:style-name="Standard">1980 : grave crise du logiciel</text:p>
      <text:p text:style-name="Standard">→ réflexion pour produire projets → software engeneering</text:p>
      <text:p text:style-name="Standard"/>
      <text:list xml:id="list4535159958565230810" text:style-name="L2">
        <text:list-item>
          <text:p text:style-name="P2">Génie logiciel ?</text:p>
        </text:list-item>
      </text:list>
      <text:p text:style-name="Standard">Gestion de projet :</text:p>
      <text:p text:style-name="Standard">→ Equipe de développement. (Chef de projet, collaborateurs → communiquer, s'entraider)</text:p>
      <text:p text:style-name="Standard">→ Outils. (Machine à café (communication informelle), outils de gestion de projet, de planification (Gantt, MSProject, Redmine, MPM...), Versionning (Subversion, Git))</text:p>
      <text:p text:style-name="Standard">→ Méthodes. (Merise, Agile → Scrum)</text:p>
      <text:p text:style-name="Standard"/>
      <text:list xml:id="list633513804422850547" text:style-name="L3">
        <text:list-item>
          <text:p text:style-name="P3">Projet</text:p>
        </text:list-item>
      </text:list>
      <text:p text:style-name="Standard">Organisé en fonction de :</text:p>
      <text:list xml:id="list1542126745598587918" text:style-name="L4">
        <text:list-item>
          <text:p text:style-name="P4">cahier des charges,</text:p>
        </text:list-item>
        <text:list-item>
          <text:p text:style-name="P4">centré sur le client, </text:p>
        </text:list-item>
        <text:list-item>
          <text:p text:style-name="P4">Idée → avenir,</text:p>
        </text:list-item>
        <text:list-item>
          <text:p text:style-name="P4">Ephémère → date début, date fin, durée → cycle de vie du projet (séquentiel, en cascade, en V, simultané, incrémentale)</text:p>
          <text:p text:style-name="P4">→ Comment développer application fiable ?</text:p>
          <text:list>
            <text:list-item>
              <text:list>
                <text:list-item>
                  <text:p text:style-name="P4">Tests</text:p>
                </text:list-item>
                <text:list-item>
                  <text:p text:style-name="P4">Portabilité</text:p>
                </text:list-item>
                <text:list-item>
                  <text:p text:style-name="P4">Méthodes</text:p>
                </text:list-item>
                <text:list-item>
                  <text:p text:style-name="P4">Sécuriser</text:p>
                </text:list-item>
                <text:list-item>
                  <text:p text:style-name="P4">Planifier</text:p>
                </text:list-item>
                <text:list-item>
                  <text:p text:style-name="P4">versionner</text:p>
                </text:list-item>
                <text:list-item>
                  <text:p text:style-name="P4">concevoir et développer</text:p>
                </text:list-item>
              </text:list>
            </text:list-item>
          </text:list>
        </text:list-item>
      </text:list>
      <text:p text:style-name="Standard"/>
      <text:p text:style-name="Standard">MOA : Client</text:p>
      <text:p text:style-name="Standard">MOE : Prestatai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3:32:50.77</meta:creation-date>
    <dc:date>2013-11-18T15:25:02.67</dc:date>
    <meta:editing-duration>PT1H35M16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29" meta:word-count="182" meta:character-count="1065"/>
  </office:meta>
</office:document-meta>
</file>